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6" style:family="table">
      <style:table-properties style:width="16.51cm" table:align="margins" style:writing-mode="lr-tb"/>
    </style:style>
    <style:style style:name="Table6.A" style:family="table-column">
      <style:table-column-properties style:column-width="6.519cm" style:rel-column-width="25877*"/>
    </style:style>
    <style:style style:name="Table6.B" style:family="table-column">
      <style:table-column-properties style:column-width="9.991cm" style:rel-column-width="3965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6.519cm" style:rel-column-width="25877*"/>
    </style:style>
    <style:style style:name="Table7.B" style:family="table-column">
      <style:table-column-properties style:column-width="9.991cm" style:rel-column-width="3965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style:text-autospace="none"/>
      <style:text-properties fo:font-size="10pt" fo:language="zxx" fo:country="none" style:font-size-asian="10pt" style:font-size-complex="10pt"/>
    </style:style>
    <style:style style:name="P4" style:family="paragraph" style:parent-style-name="Table_20_Contents">
      <style:text-properties style:font-name="Times New Roman"/>
    </style:style>
    <style:style style:name="P5" style:family="paragraph" style:parent-style-name="Table_20_Contents">
      <style:paragraph-properties style:text-autospace="none"/>
      <style:text-properties style:font-name="Times New Roman" fo:font-size="10pt" fo:language="zxx" fo:country="none" style:font-size-asian="10pt" style:font-size-complex="10pt"/>
    </style:style>
    <style:style style:name="P6" style:family="paragraph" style:parent-style-name="Text_20_body">
      <style:paragraph-properties fo:break-before="page"/>
    </style:style>
    <style:style style:name="P7" style:family="paragraph" style:parent-style-name="Contents_20_1">
      <style:paragraph-properties>
        <style:tab-stops>
          <style:tab-stop style:position="16.51cm" style:type="right" style:leader-style="dotted" style:leader-text="."/>
        </style:tab-stops>
      </style:paragraph-properties>
    </style:style>
    <style:style style:name="P8" style:family="paragraph" style:parent-style-name="Contents_20_2">
      <style:paragraph-properties>
        <style:tab-stops>
          <style:tab-stop style:position="16.011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2" style:family="paragraph" style:parent-style-name="Heading_20_2">
      <style:paragraph-properties fo:break-before="page"/>
    </style:style>
    <style:style style:name="T1" style:family="text">
      <style:text-properties fo:font-style="italic"/>
    </style:style>
    <style:style style:name="T2" style:family="text">
      <style:text-properties style:text-position="-33% 80%" fo:font-style="italic"/>
    </style:style>
    <style:style style:name="T3" style:family="text">
      <style:text-properties fo:font-size="10pt" fo:language="zxx" fo:country="none" style:font-size-asian="10pt" style:font-size-complex="10pt"/>
    </style:style>
    <style:style style:name="T4" style:family="text">
      <style:text-properties fo:font-size="12pt" fo:language="zxx" fo:country="none"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formable registration programs</text:p>
      <text:p text:style-name="P1"/>
      <text:p text:style-name="P2">Gregory C. Sharp<text:line-break/>Revision <text:editing-cycles>216</text:editing-cycles><text:line-break/><text:modification-date style:data-style-name="N76">November 24,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Developers notes<text:tab/>1</text:p>
          <text:p text:style-name="P8">1.1Xform conversion<text:tab/>1</text:p>
          <text:p text:style-name="P8">1.2B-Spline registration<text:tab/>2</text:p>
        </text:index-body>
      </text:table-of-content>
      <text:h text:style-name="Heading_20_1" text:outline-level="1" text:is-list-header="true"/>
      <text:h text:style-name="Heading_20_1" text:outline-level="1">Developers notes</text:h>
      <text:p text:style-name="Standard"/>
      <text:p text:style-name="Standard">This section will be of no use anyone. It is just my random notes.</text:p>
      <text:h text:style-name="Heading_20_2" text:outline-level="2">Xform conversion</text:h>
      <text:h text:style-name="Heading_20_1" text:outline-level="1" text:is-list-header="true"/>
      <text:p text:style-name="Standard">Mainline converters</text:p>
      <text:p text:style-name="Standard"/>
      <table:table table:name="Table6" table:style-name="Table6">
        <table:table-column table:style-name="Table6.A"/>
        <table:table-column table:style-name="Table6.B"/>
        <table:table-row>
          <table:table-cell table:style-name="Table6.A1" office:value-type="string">
            <text:p text:style-name="P5">xform_itk_bsp_to_itk_bsp</text:p>
          </table:table-cell>
          <table:table-cell table:style-name="Table6.B1" office:value-type="string">
            <text:p text:style-name="Table_20_Contents">Resample itk bspline at new grid spacing using method from itk example code. <text:s/>How this works is not fully documented.</text:p>
          </table:table-cell>
        </table:table-row>
        <table:table-row>
          <table:table-cell table:style-name="Table6.A2" office:value-type="string">
            <text:p text:style-name="P5">xform_gpuit_bsp_to_itk_bsp</text:p>
          </table:table-cell>
          <table:table-cell table:style-name="Table6.B2" office:value-type="string">
            <text:p text:style-name="Table_20_Contents">Convert gpuit bsp to itk bsp by copying coefficients, then call <text:span text:style-name="T3">xform_itk_bsp_to_itk_bsp</text:span><text:span text:style-name="T4"> to resample at new grid spacing.</text:span></text:p>
          </table:table-cell>
        </table:table-row>
        <table:table-row>
          <table:table-cell table:style-name="Table6.A2" office:value-type="string">
            <text:p text:style-name="P4"/>
          </table:table-cell>
          <table:table-cell table:style-name="Table6.B2" office:value-type="string">
            <text:p text:style-name="Table_20_Contents"/>
          </table:table-cell>
        </table:table-row>
      </table:table>
      <text:p text:style-name="Standard"/>
      <text:p text:style-name="Standard">Auxiliary functions</text:p>
      <text:p text:style-name="Standard"/>
      <table:table table:name="Table7" table:style-name="Table7">
        <table:table-column table:style-name="Table7.A"/>
        <table:table-column table:style-name="Table7.B"/>
        <table:table-row>
          <table:table-cell table:style-name="Table7.A1" office:value-type="string">
            <text:p text:style-name="P3">itk_bsp_extend_to_region</text:p>
          </table:table-cell>
          <table:table-cell table:style-name="Table7.B1" office:value-type="string">
            <text:p text:style-name="Table_20_Contents">Extend the itk bspline to add zero valued control points at outside of region.</text:p>
          </table:table-cell>
        </table:table-row>
        <table:table-row>
          <table:table-cell table:style-name="Table7.A2" office:value-type="string">
            <text:p text:style-name="P3">gpuit_bsp_region_to_itk_bsp_region</text:p>
          </table:table-cell>
          <table:table-cell table:style-name="Table7.B2" office:value-type="string">
            <text:p text:style-name="Table_20_Contents">Change region flavor.</text:p>
          </table:table-cell>
        </table:table-row>
        <table:table-row>
          <table:table-cell table:style-name="Table7.A2" office:value-type="string">
            <text:p text:style-name="P3">gpuit_bsp_to_itk_bsp_raw</text:p>
          </table:table-cell>
          <table:table-cell table:style-name="Table7.B2" office:value-type="string">
            <text:p text:style-name="Table_20_Contents">Change bspline data structure without changing region or grid spacing.</text:p>
          </table:table-cell>
        </table:table-row>
      </table:table>
      <text:p text:style-name="Standard"/>
      <text:p text:style-name="Text_20_body">There is a Xform wrapper around the GPUIT structure. <text:s/>This was needed when the GPUIT code was a separate library, but is no longer needed?</text:p>
      <text:p text:style-name="Text_20_body"/>
      <text:p text:style-name="Text_20_body">The xgb values are set at the beginning of the stage. They are given exactly the same values as parms.</text:p>
      <text:p text:style-name="Text_20_body">It is used in two places. <text:span text:style-name="T3">gpuit_bsp_to_itk_bsp_raw and xform_gpuit_bsp_to_gpuit_bsp</text:span></text:p>
      <text:h text:style-name="Heading_20_2" text:outline-level="2"><text:soft-page-break/>Aligned B-Spline registration</text:h>
      <text:p text:style-name="Standard"/>
      <text:p text:style-name="Text_20_body">GPUIT B-spline registration uses a grid alignment technique and a data structure that greatly improves the computation speed of B-spline registration. The basic idea is to align the B-spline grid with the voxel grid, as shown in Figure 1. <text:s/>In this configuration, the position of each B-spline control point lies at the center of a voxel within the image. <text:s/>The control points are equally spaced, which partitions the volume into equal sized tiles. <text:s/>This partition into equally sized tiles is important to the approach, because it allows the coefficient multipliers used for B-spline interpolation to be precomputed.</text:p>
      <text:p text:style-name="Text_20_body">The B-spline interpolation equation for cubic B-splines in 3-D is given as</text:p>
      <text:p text:style-name="Text_20_body"><text:tab/><text:tab/><draw:frame draw:style-name="fr1" draw:name="graphics1" text:anchor-type="as-char" svg:width="6.519cm" svg:height="0.974cm" draw:z-index="0"><draw:image xlink:href="../../../../Documents%20and%20Settings/Administrator/Local%20Settings/Temp/msoclip1/01/clip_image002.gif" xlink:type="simple" xlink:show="embed" xlink:actuate="onLoad"/></draw:frame>,</text:p>
      <text:p text:style-name="Text_20_body">where <text:span text:style-name="T1">v</text:span>(x, y, z) is a single component (e.g. the x component) of the displacement for a voxel located at (x, y, z). The <text:span text:style-name="T1">P</text:span> array contains the B-spline coefficient values that need to be optimized, while <text:span text:style-name="T1">N</text:span><text:span text:style-name="T2">i</text:span>, <text:span text:style-name="T1">N</text:span><text:span text:style-name="T2">j</text:span>, and <text:span text:style-name="T1">N</text:span><text:span text:style-name="T2">k</text:span> refer to the 1-D B-spline basis functions evaluated at <text:span text:style-name="T1">x</text:span>, <text:span text:style-name="T1">y</text:span>, and <text:span text:style-name="T1">z </text:span>respectively. A direct implementation of this equation requires 192 multiplications and 63 additions to solve <text:span text:style-name="T1">v</text:span> at each voxel location (x,y,z). This computation can be made much faster through grid alignment.</text:p>
      <text:p text:style-name="Text_20_body">The (x,y,z) location is the equation above is measured relative to the B-spline base knot.  As shown in Figure 1, the voxel at (2,7) has a relative coordinate of (2,3).  By restricting the grid to be aligned, we limit the set of possible values for the product <text:span text:style-name="T1">N</text:span><text:span text:style-name="T2">i</text:span><text:span text:style-name="T1">(x)N</text:span><text:span text:style-name="T2">j</text:span><text:span text:style-name="T1">(y)N</text:span><text:span text:style-name="T2">k</text:span><text:span text:style-name="T1">(z)</text:span>.  This product is precomputed for each offset location within a tile, and reused tile by tile.</text:p>
      <text:p text:style-name="Text_20_body">An illustration of the data structure needed to support this technique is shown in Figure 2.  The data structure consists of 4 tables: the coefficient array, the gradient array, the multiplier lookup table (LUT), and the index LUT.  Each voxel index is separated into its tile and offset coordinates as shown in Figure 1.  Using the index LUT, the voxel can find the 64 coefficient values<draw:frame draw:style-name="fr1" draw:name="graphics2" text:anchor-type="as-char" svg:width="1.27cm" svg:height="0.466cm" draw:z-index="1"><draw:image xlink:href="../../../../Documents%20and%20Settings/Administrator/Local%20Settings/Temp/msoclip1/01/clip_image004.gif" xlink:type="simple" xlink:show="embed" xlink:actuate="onLoad"/></draw:frame>of the B-spline control points associated with the voxel.  The multiplier LUT holds the 64 corresponding values of <text:span text:style-name="T1">N</text:span><text:span text:style-name="T2">i</text:span><text:span text:style-name="T1">(x)N</text:span><text:span text:style-name="T2">j</text:span><text:span text:style-name="T1">(y)N</text:span><text:span text:style-name="T2">k</text:span><text:span text:style-name="T1">(z)</text:span>, one for each control point.  To find the displacement vector for the voxel, therefore, would require looping through the 64 entries of each LUT, fetching the values, multiplying and accumulating.</text:p>
      <text:p text:style-name="Text_20_body">The computation of the cost function gradient is done using the same data structures. For functions with analytic derivatives, such as mean squared error or kernel-based mutual information metrics, the gradient is updated by summing the contributions over each voxel.  These contributions are weighted by entries in the multiplier LUT and accumulated into the gradient vector.</text:p>
      <text:p text:style-name="Text_20_body">            We have performed some basic performance tests on this algorithm, and found it performs reasonably well.  The results are summarized in Table 1, which shows the running time of a single iteration of single-threaded B-splines registration with MSE cost function at different image sizes and grid sizes.  The computation was done on a 3.0 GHz Pentium IV processor, with 1.5 GiB RAM and 533 MHz front side bus.  For comparison, we included similar computations using ITK B-splines and our in-house implementation of demons registration.  It is seen from <text:soft-page-break/>these results that (1) B-spline registration runs nearly as fast as demons, and (2) running time depends only on the image size, and not on the size of the B-spline grid.</text:p>
      <text:p text:style-name="P6"><draw:frame draw:style-name="fr1" draw:name="graphics3" text:anchor-type="as-char" svg:width="14.774cm" svg:height="14.012cm" draw:z-index="2"><draw:image xlink:href="../../../../Documents%20and%20Settings/Administrator/Local%20Settings/Temp/msoclip1/01/clip_image007.gif" xlink:type="simple" xlink:show="embed" xlink:actuate="onLoad"/><svg:title>Text Box:  Figure 1: The B-spline grid is aligned with the voxel grid, and voxels are indexed by tile and offset coordinates Figure 2: Two lookup tables, the index LUT and the multiplier LUT, are used to speed up interpolation and gradient computations for aligned B-spline grids.</svg:title></draw:frame><text:line-break/> </text:p>
      <text:p text:style-name="Text_20_body"><draw:frame draw:style-name="fr1" draw:name="graphics4" text:anchor-type="as-char" svg:width="12.996cm" svg:height="3.598cm" draw:z-index="3"><draw:image xlink:href="../../../../Documents%20and%20Settings/Administrator/Local%20Settings/Temp/msoclip1/01/clip_image008.gif" xlink:type="simple" xlink:show="embed" xlink:actuate="onLoad"/><svg:title>Text Box: Image size B-spline grid size AlignedB-splines ITK B-splines Demons256 x 256 x 92 15 x 15 x 10 7.2 sec 9.4 min 5.4 sec 35 x 35 x 15 7.2 sec 91.7 min 512 x 512 x 92 30 x 30 x 15 29.1 sec 4.7 hr 22.2 secTable 1: Time required for a single iteration of three registration methods.</svg:title></draw:frame><text:line-break/></text:p>
      <text:p text:style-name="Standard"/>
      <text:h text:style-name="P12" text:outline-level="2">Optimization issues</text:h>
      <text:p text:style-name="Text_20_body">There are issues with the optimizer. Some alternatives:</text:p>
      <text:list xml:id="list35433996" text:style-name="L2">
        <text:list-item>
          <text:p text:style-name="P10">LBFGS</text:p>
        </text:list-item>
        <text:list-item>
          <text:p text:style-name="P10">Libopt/modulopt</text:p>
          <text:list>
            <text:list-item>
              <text:p text:style-name="P10">fmincon: cuter</text:p>
            </text:list-item>
            <text:list-item>
              <text:p text:style-name="P10">lbfgs: cuter modulopt modulopttoys</text:p>
            </text:list-item>
            <text:list-item>
              <text:p text:style-name="P10">lbfgsb: cuter modulopt modulopttoys</text:p>
            </text:list-item>
            <text:list-item>
              <text:p text:style-name="P10">m1qn3: cuter modulopt modulopttoys</text:p>
            </text:list-item>
            <text:list-item>
              <text:p text:style-name="P10">n1cv2: modulopt modulopttoys</text:p>
            </text:list-item>
            <text:list-item>
              <text:p text:style-name="P10">n2qn1: cuter modulopt modulopttoys</text:p>
            </text:list-item>
            <text:list-item>
              <text:p text:style-name="P10">sqplab: cuter</text:p>
            </text:list-item>
          </text:list>
        </text:list-item>
        <text:list-item>
          <text:p text:style-name="P10">Lancelot</text:p>
        </text:list-item>
        <text:list-item>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Greg Sharp</meta:initial-creator>
    <meta:creation-date>2007-01-24T11:07:00</meta:creation-date>
    <dc:date>2008-11-24T20:37:23.51</dc:date>
    <meta:editing-cycles>216</meta:editing-cycles>
    <meta:editing-duration>PT86H34M43S</meta:editing-duration>
    <meta:document-statistic meta:table-count="2" meta:image-count="4" meta:object-count="0" meta:page-count="5" meta:paragraph-count="47" meta:word-count="771" meta:character-count="4895"/>
    <meta:user-defined meta:name="Info 1"/>
    <meta:user-defined meta:name="Info 2"/>
    <meta:user-defined meta:name="Info 3"/>
    <meta:user-defined meta:name="Info 4"/>
  </office:meta>
</office:document-meta>
</file>